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4bc" officeooo:paragraph-rsid="0017c4bc"/>
    </style:style>
    <style:style style:name="P2" style:family="paragraph" style:parent-style-name="Standard">
      <style:text-properties officeooo:paragraph-rsid="0017c4bc"/>
    </style:style>
    <style:style style:name="P3" style:family="paragraph" style:parent-style-name="Standard">
      <style:text-properties officeooo:rsid="0018b66d" officeooo:paragraph-rsid="0018b66d"/>
    </style:style>
    <style:style style:name="P4" style:family="paragraph" style:parent-style-name="Standard">
      <style:text-properties officeooo:rsid="0018cebb" officeooo:paragraph-rsid="0018b66d"/>
    </style:style>
    <style:style style:name="P5" style:family="paragraph" style:parent-style-name="Standard">
      <style:text-properties officeooo:rsid="0018cebb" officeooo:paragraph-rsid="0018cebb"/>
    </style:style>
    <style:style style:name="P6" style:family="paragraph" style:parent-style-name="Standard">
      <style:text-properties officeooo:rsid="001b821c" officeooo:paragraph-rsid="001b821c"/>
    </style:style>
    <style:style style:name="P7" style:family="paragraph" style:parent-style-name="Standard">
      <style:text-properties officeooo:rsid="001f4602" officeooo:paragraph-rsid="001f4602"/>
    </style:style>
    <style:style style:name="T1" style:family="text">
      <style:text-properties style:font-name="Inconsolata"/>
    </style:style>
    <style:style style:name="T2" style:family="text">
      <style:text-properties style:font-name="Inconsolata" officeooo:rsid="0017c4bc"/>
    </style:style>
    <style:style style:name="T3" style:family="text">
      <style:text-properties style:font-name="Inconsolata" fo:font-weight="bold" style:font-weight-asian="bold" style:font-weight-complex="bold"/>
    </style:style>
    <style:style style:name="T4" style:family="text">
      <style:text-properties style:font-name="Inconsolata" officeooo:rsid="001d00b0"/>
    </style:style>
    <style:style style:name="T5" style:family="text">
      <style:text-properties style:font-name="Inconsolata" officeooo:rsid="001e6a49"/>
    </style:style>
    <style:style style:name="T6" style:family="text">
      <style:text-properties style:font-name="Inconsolata" officeooo:rsid="001f7d1b"/>
    </style:style>
    <style:style style:name="T7" style:family="text">
      <style:text-properties officeooo:rsid="001e6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L</text:span><text:span text:style-name="T1">ALLEMAND—BIRCK Zacharie</text:span></text:p>
      <text:p text:style-name="P2"><text:span text:style-name="T2"/></text:p>
      <text:p text:style-name="P2"><text:span text:style-name="T2"/></text:p>
      <text:p text:style-name="P2"><text:span text:style-name="T2">1-<text:tab/>A : Rainure</text:span></text:p>
      <text:p text:style-name="P1"><text:span text:style-name="T1"><text:tab/>B : Tenon</text:span></text:p>
      <text:p text:style-name="P1"><text:span text:style-name="T1"><text:tab/>C : Trou</text:span></text:p>
      <text:p text:style-name="P2"><text:span text:style-name="T2"><text:tab/>D : E</text:span><text:span text:style-name="T5">ntaille</text:span></text:p>
      <text:p text:style-name="P1"><text:span text:style-name="T1"/></text:p>
      <text:p text:style-name="P3"><text:span text:style-name="T1">2- </text:span><text:span text:style-name="T6">Les différents jeux permettent un assemblage de la pièce plus sûr.</text:span></text:p>
      <text:p text:style-name="P4"><text:span text:style-name="T1"/></text:p>
      <text:p text:style-name="P5"><text:span text:style-name="T1">5- </text:span><text:span text:style-name="T3">100Cr6 </text:span><text:span text:style-name="T1">: Acier teneur moyenne en carbonne 1% et 1,5 % de chrome.</text:span></text:p>
      <text:p text:style-name="P5"><text:span text:style-name="T1"/></text:p>
      <text:p text:style-name="P5"><text:span text:style-name="T1">La </text:span><text:span text:style-name="T3">trempe</text:span><text:span text:style-name="T1"> consiste à chauffer la pieèce puis la refroidir en la trempant dans un liquide. Cela permet d’obtenir un acier très dur.</text:span></text:p>
      <text:p text:style-name="P5"><text:span text:style-name="T1">Le </text:span><text:span text:style-name="T3">revenu</text:span><text:span text:style-name="T1"> conciste en à chauffer une ou plusieurs fois la pièce à une température donnée et de la maintenir à cette température puis de la refroidir. Cela permet de rendre la pièce plus ductile et suis généralement une trempe.</text:span></text:p>
      <text:p text:style-name="P5"><text:span text:style-name="T1"/></text:p>
      <text:p text:style-name="P6"><text:span text:style-name="T1">Goupille : ISO8734-</text:span><text:span text:style-name="T4">d5x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4:47:55.713185592</meta:creation-date>
    <dc:date>2020-09-29T17:22:31.394499184</dc:date>
    <meta:editing-duration>PT2H13M14S</meta:editing-duration>
    <meta:editing-cycles>6</meta:editing-cycles>
    <meta:generator>LibreOffice/6.3.6.2$Linux_X86_64 LibreOffice_project/30$Build-2</meta:generator>
    <meta:document-statistic meta:table-count="0" meta:image-count="0" meta:object-count="0" meta:page-count="1" meta:paragraph-count="10" meta:word-count="108" meta:character-count="585" meta:non-whitespace-character-count="485"/>
  </office:meta>
</office:document-meta>
</file>